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isplay" svg:font-family="'Noto Sans Display'"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svg:stroke-color="#b4c7dc" draw:fill-color="#dee6ef" draw:textarea-horizontal-align="justify" draw:textarea-vertical-align="middle" draw:auto-grow-height="false" fo:min-height="2.346cm" fo:min-width="3.747cm" fo:wrap-option="wrap" loext:decorative="false"/>
    </style:style>
    <style:style style:name="P1" style:family="paragraph">
      <loext:graphic-properties draw:fill-color="#dee6ef"/>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6.5cm" svg:height="4cm" svg:x="1cm" svg:y="1.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isplay" svg:font-family="'Noto Sans Display'"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Display" style:font-family-asian="'Noto Sans Display'"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6T18:34:04.389649090</meta:creation-date>
    <dc:date>2023-12-26T18:35:08.599393483</dc:date>
    <meta:editing-duration>PT1M4S</meta:editing-duration>
    <meta:editing-cycles>1</meta:editing-cycles>
    <meta:document-statistic meta:object-count="1"/>
    <meta:generator>LibreOffice/7.6.4.1$Linux_X86_64 LibreOffice_project/60$Build-1</meta:generator>
  </office:meta>
</office:document-meta>
</file>